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/>
    <style:font-face style:name="Symbol" svg:font-family="Symbol"/>
    <style:font-face style:name="Mangal" svg:font-family="Mangal" style:font-pitch="variable"/>
    <style:font-face style:name="OpenSymbol" svg:font-family="OpenSymbol, 'Arial Unicode MS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3.152cm" style:page-number="auto" table:align="right" style:writing-mode="lr-tb"/>
    </style:style>
    <style:style style:name="Tabella1.A" style:family="table-column">
      <style:table-column-properties style:column-width="3.122cm"/>
    </style:style>
    <style:style style:name="Tabella1.B" style:family="table-column">
      <style:table-column-properties style:column-width="10.02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Tabella1.B1" style:family="table-cell">
      <style:table-cell-properties style:vertical-align="top" fo:padding="0.097cm" fo:border="0.1pt solid #ffffff" style:writing-mode="lr-tb"/>
    </style:style>
    <style:style style:name="P1" style:family="paragraph" style:parent-style-name="Footer">
      <style:text-properties fo:color="#808080" fo:font-size="7pt" style:font-size-asian="7pt" style:font-size-complex="7pt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officeooo:paragraph-rsid="0017087e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 style:text-autospace="non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fo:font-size="12pt" fo:font-style="normal" fo:font-weight="normal" officeooo:paragraph-rsid="0013370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fo:font-size="12pt" fo:font-style="normal" fo:font-weight="normal" officeooo:rsid="0011d70c" officeooo:paragraph-rsid="0013370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fo:font-size="12pt" officeooo:paragraph-rsid="00133704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0.026cm"/>
        </style:tab-stops>
      </style:paragraph-properties>
      <style:text-properties officeooo:paragraph-rsid="00163933" style:font-name-asian="Times New Roman" style:font-name-complex="Times New Roman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-0.026cm" style:auto-text-indent="false" style:text-autospace="non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-0.026cm" style:auto-text-indent="false" style:text-autospace="none"/>
    </style:style>
    <style:style style:name="P12" style:family="paragraph" style:parent-style-name="Text_20_body">
      <style:paragraph-properties fo:margin-left="0cm" fo:margin-right="0cm" fo:margin-top="0.423cm" fo:margin-bottom="0.212cm" loext:contextual-spacing="false" fo:line-height="100%" fo:text-align="justify" style:justify-single-word="false" fo:text-indent="0cm" style:auto-text-indent="false" style:text-autospace="none">
        <style:tab-stops>
          <style:tab-stop style:position="0.026cm"/>
        </style:tab-stops>
      </style:paragraph-properties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.423cm" fo:margin-bottom="0.212cm" loext:contextual-spacing="false" fo:line-height="100%" fo:text-align="justify" style:justify-single-word="false" fo:text-indent="0cm" style:auto-text-indent="false" style:text-autospace="none">
        <style:tab-stops>
          <style:tab-stop style:position="0.026cm"/>
        </style:tab-stops>
      </style:paragraph-properties>
    </style:style>
    <style:style style:name="P14" style:family="paragraph" style:parent-style-name="Text_20_body">
      <style:paragraph-properties fo:margin-left="0cm" fo:margin-right="0cm" fo:margin-top="0.423cm" fo:margin-bottom="0.212cm" loext:contextual-spacing="false" fo:line-height="100%" fo:text-align="justify" style:justify-single-word="false" fo:text-indent="0cm" style:auto-text-indent="false" style:text-autospace="none">
        <style:tab-stops>
          <style:tab-stop style:position="0.026cm"/>
        </style:tab-stops>
      </style:paragraph-properties>
      <style:text-properties fo:font-size="8pt" fo:font-style="italic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P15" style:family="paragraph" style:parent-style-name="Text_20_body">
      <style:paragraph-properties fo:margin-left="0cm" fo:margin-right="0cm" fo:margin-top="0.423cm" fo:margin-bottom="0.212cm" loext:contextual-spacing="false" fo:line-height="100%" fo:text-align="justify" style:justify-single-word="false" fo:text-indent="0cm" style:auto-text-indent="false" style:text-autospace="none">
        <style:tab-stops>
          <style:tab-stop style:position="0.026cm"/>
        </style:tab-stops>
      </style:paragraph-properties>
      <style:text-properties style:text-outline="false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Table_20_Contents">
      <style:paragraph-properties fo:margin-left="0.009cm" fo:margin-right="0.009cm" fo:text-align="end" style:justify-single-word="false" fo:text-indent="0cm" style:auto-text-indent="false"/>
    </style:style>
    <style:style style:name="P17" style:family="paragraph" style:parent-style-name="Standard" style:list-style-name="WW8Num2">
      <style:paragraph-properties fo:line-height="150%" fo:text-align="justify" style:justify-single-word="false" style:text-autospace="none">
        <style:tab-stops>
          <style:tab-stop style:position="0.291cm"/>
        </style:tab-stops>
      </style:paragraph-properties>
      <style:text-properties officeooo:paragraph-rsid="00192d43"/>
    </style:style>
    <style:style style:name="P18" style:family="paragraph" style:parent-style-name="Standard">
      <style:paragraph-properties fo:line-height="150%" fo:text-align="justify" style:justify-single-word="false" style:text-autospace="none"/>
      <style:text-properties officeooo:paragraph-rsid="00192d43"/>
    </style:style>
    <style:style style:name="P19" style:family="paragraph" style:parent-style-name="Standard">
      <style:paragraph-properties fo:line-height="150%" fo:text-align="start" style:justify-single-word="false" style:text-autospace="none"/>
      <style:text-properties officeooo:paragraph-rsid="00192d43"/>
    </style:style>
    <style:style style:name="P20" style:family="paragraph" style:parent-style-name="Standard">
      <style:paragraph-properties fo:line-height="150%" fo:text-align="start" style:justify-single-word="false" style:text-autospace="none">
        <style:tab-stops>
          <style:tab-stop style:position="0.291cm"/>
        </style:tab-stops>
      </style:paragraph-properties>
      <style:text-properties fo:font-weight="normal" officeooo:paragraph-rsid="00192d43" style:font-weight-asian="normal" style:font-weight-complex="normal"/>
    </style:style>
    <style:style style:name="P21" style:family="paragraph" style:parent-style-name="Heading_20_2">
      <style:paragraph-properties fo:margin-left="0.009cm" fo:margin-right="0.009cm" fo:margin-top="0.423cm" fo:margin-bottom="0.212cm" loext:contextual-spacing="false" fo:text-align="start" style:justify-single-word="false" fo:text-indent="0cm" style:auto-text-indent="false"/>
      <style:text-properties style:use-window-font-color="true" style:font-name="Book Antiqua" fo:font-size="28pt" fo:font-weight="normal" style:font-size-asian="28pt" style:font-weight-asian="normal" style:font-name-complex="Book Antiqua" style:font-size-complex="28pt" style:font-weight-complex="normal"/>
    </style:style>
    <style:style style:name="P22" style:family="paragraph" style:parent-style-name="Heading_20_2">
      <style:paragraph-properties fo:margin-top="0.423cm" fo:margin-bottom="0.212cm" loext:contextual-spacing="false" fo:line-height="150%"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14d5" style:font-size-asian="12pt" style:font-size-complex="12pt"/>
    </style:style>
    <style:style style:name="T3" style:family="text">
      <style:text-properties fo:font-size="12pt" style:font-name-asian="Arial" style:font-size-asian="12pt" style:font-name-complex="Arial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914d5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914d5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normal"/>
    </style:style>
    <style:style style:name="T10" style:family="text">
      <style:text-properties fo:font-size="12pt" fo:language="it" fo:country="IT" style:font-size-asian="12pt" style:font-size-complex="12pt"/>
    </style:style>
    <style:style style:name="T11" style:family="text">
      <style:text-properties fo:font-size="12pt" fo:language="it" fo:country="IT" officeooo:rsid="001914d5" style:font-size-asian="12pt" style:font-size-complex="12pt"/>
    </style:style>
    <style:style style:name="T12" style:family="text">
      <style:text-properties fo:font-size="12pt" fo:language="it" fo:country="IT" fo:font-weight="bold" officeooo:rsid="001914d5" style:font-size-asian="12pt" style:font-weight-asian="bold" style:font-size-complex="12pt" style:font-weight-complex="bold"/>
    </style:style>
    <style:style style:name="T13" style:family="text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language="it" fo:country="IT" fo:font-weight="normal" officeooo:rsid="001914d5" style:font-size-asian="12pt" style:font-weight-asian="normal" style:font-size-complex="12pt" style:font-weight-complex="normal"/>
    </style:style>
    <style:style style:name="T15" style:family="text">
      <style:text-properties fo:font-size="12pt" style:font-name-asian="Times New Roman" style:font-size-asian="12pt" style:font-name-complex="Times New Roman" style:font-size-complex="12pt"/>
    </style:style>
    <style:style style:name="T16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style:font-name-asian="Times New Roman" style:font-name-complex="Times New Roman"/>
    </style:style>
    <style:style style:name="T18" style:family="text">
      <style:text-properties fo:font-size="9pt" fo:font-style="normal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0" style:family="text">
      <style:text-properties officeooo:rsid="0020a4a8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59cm" draw:visible-area-height="5.5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6"><draw:frame draw:style-name="fr1" draw:name="Oggetto1" text:anchor-type="as-char" svg:width="2.071cm" svg:height="2.104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a1.B1" office:value-type="string">
            <text:h text:style-name="P21" text:outline-level="2">Comune <text:s/>di <text:s/>Padova</text:h>
          </table:table-cell>
        </table:table-row>
      </table:table>
      <text:h text:style-name="P22" text:outline-level="2"><text:span text:style-name="T3"><text:s/></text:span><text:span text:style-name="T16">SETTORE URBANISTICA, SERVIZI CATASTALI E MOBILITA'</text:span></text:h>
      <text:p text:style-name="P19"><text:span text:style-name="T4">Pratica n</text:span><text:span text:style-name="T7">. </text:span><text:span text:style-name="T7"><text:text-input text:description="">{{ protocollo_numero }}</text:text-input></text:span><text:span text:style-name="T7"><text:s/></text:span></text:p>
      <text:p text:style-name="P18"><text:span text:style-name="T1">VISTA la domanda e la planimetria catastale alla stessa allegata, presentata dal</text:span><text:span text:style-name="T2">la</text:span><text:span text:style-name="T1"> </text:span><text:span text:style-name="T4">Signor</text:span><text:span text:style-name="T5">a </text:span><text:span text:style-name="T7"><text:s/></text:span><text:span text:style-name="T8"><text:text-input text:description="">{{ richiedente }}</text:text-input></text:span><text:span text:style-name="T7"><text:s/></text:span><text:span text:style-name="T1">acquisita agli atti del Comune </text:span><text:span text:style-name="T4">il </text:span><text:span text:style-name="T9"><text:text-input text:description="">{{ protocollo_data }}</text:text-input></text:span><text:span text:style-name="T1"><text:s/>sotto il </text:span><text:span text:style-name="T4">n.</text:span><text:span text:style-name="T7"> </text:span><text:span text:style-name="T7"><text:text-input text:description="">{{ protocollo_numero }}</text:text-input></text:span><text:span text:style-name="T7"><text:s/></text:span><text:span text:style-name="T1">di protocollo generale;</text:span></text:p>
      <text:p text:style-name="P4">VISTO l'art. 30.2 del D.P.R. 6 giugno 2001 n. 380;</text:p>
      <text:p text:style-name="P4">VISTO il Decreto Legislativo 18 agosto 2000, n. 267;</text:p>
      <text:p text:style-name="P4">VISTO l'articolo 72 dello Statuto del Comune di Padova;</text:p>
      <text:p text:style-name="P4">VISTA la documentazione in atti: </text:p>
      <text:p text:style-name="P5">S I <text:s text:c="2"/>C E R T I F I C A </text:p>
      <text:list xml:id="list2048299283" text:style-name="WW8Num2">
        <text:list-item>
          <text:p text:style-name="P17"><text:span text:style-name="T1">che l'area così descritta in Catasto Terreni: </text:span><text:span text:style-name="T8"><text:text-input text:description="">{{ fogli_mappali }}</text:text-input></text:span><text:span text:style-name="T7"><text:s/></text:span><text:span text:style-name="T1">risulta: sulla base degli elaborati del Piano degli Interventi vigente, destinata a: </text:span><text:span text:style-name="T7"><text:text-input text:description="">{{ pi.desc }}</text:text-input></text:span><text:span text:style-name="T7"><text:s/></text:span><text:span text:style-name="T2">;</text:span></text:p>
        </text:list-item>
        <text:list-item>
          <text:p text:style-name="P17"><text:span text:style-name="T1">che gli interventi urbanistico-edilizi nella detta area sono disciplinati in via principale da</text:span><text:span text:style-name="T2"><text:text-input text:description="">gli</text:text-input></text:span><text:span text:style-name="T1"> articol</text:span><text:span text:style-name="T2"><text:text-input text:description="">i</text:text-input></text:span><text:span text:style-name="T1"> </text:span><text:span text:style-name="T8"><text:text-input text:description="">{{ pi.nta }}</text:text-input></text:span><text:span text:style-name="T8"><text:s/></text:span><text:span text:style-name="T1"><text:s/>delle Norme Tecniche di Attuazione del Piano degli Interventi;</text:span></text:p>
        </text:list-item>
      </text:list>
      <text:p text:style-name="P20"><text:span text:style-name="T1"><text:text-input text:description="">{% if cs %}</text:text-input></text:span><text:span text:style-name="T1">- sulla base degli elaborati del Piano degli Interventi vigente, destinata a: </text:span><text:span text:style-name="T7"><text:text-input text:description="">{{ cs.desc }}</text:text-input></text:span><text:span text:style-name="T1"><text:s/></text:span><text:span text:style-name="T2">;</text:span></text:p>
      <text:p text:style-name="P20"><text:span text:style-name="T2">che gli interventi urbanistico-edilizi nella detta area sono disciplinati in via principale da</text:span><text:span text:style-name="T2"><text:text-input text:description="">gli</text:text-input></text:span><text:span text:style-name="T2"> articol</text:span><text:span text:style-name="T2"><text:text-input text:description="">i</text:text-input></text:span><text:span text:style-name="T2"> </text:span><text:span text:style-name="T8"><text:text-input text:description="">{{ cs.nta }}</text:text-input></text:span><text:span text:style-name="T2"><text:s text:c="2"/>delle Norme Tecniche di Attuazione del Piano degli Interventi;</text:span><text:span text:style-name="T2"><text:text-input text:description="">{% endif %}</text:text-input></text:span></text:p>
      <text:list xml:id="list164251494019093" text:continue-numbering="true" text:style-name="WW8Num2">
        <text:list-item>
          <text:p text:style-name="P17"><text:span text:style-name="T13"><text:text-input text:description="">{% if cs %}</text:text-input></text:span><text:span text:style-name="T13"/><text:span text:style-name="T10">che con delibera di Giunta Provinciale n. 142 del 4 settembre 2014 è stato approvato il PIANO DI ASSETTO DEL TERRITORIO - P.A.T. - DEL COMUNE DI PADOVA, che richiama in forma esplicita le previsioni e la normativa del P.A.T.I. e che non modifica l'assetto previsionale del P.I. Vigente; </text:span><text:span text:style-name="T11"><text:s/>l'area è interessata da </text:span><text:span text:style-name="T12"><text:text-input text:description="">{{ pat.desc }}</text:text-input></text:span><text:span text:style-name="T12"><text:s/></text:span><text:span text:style-name="T11">. di cui gli articoli </text:span><text:span text:style-name="T12"><text:text-input text:description="">{{ pat.nta }}</text:text-input></text:span><text:span text:style-name="T12"><text:s/></text:span><text:span text:style-name="T11"><text:s/>delle N.T.A. del P.A.T.</text:span><text:span text:style-name="T14"><text:text-input text:description="">{% endif %}</text:text-input></text:span></text:p>
        </text:list-item>
      </text:list>
      <text:p text:style-name="P10">Quanto sopra salvo disposizioni discendenti da leggi statali e regionali o <text:soft-page-break/>previsioni di progetti di opere pubbliche approvate.</text:p>
      <text:p text:style-name="P11"><text:span text:style-name="T1">Il presente certificato non può essere prodotto agli organi della Pubblica Amministrazione o ai privati gestori di pubblici servizi.</text:span><text:span text:style-name="T17"> <text:s text:c="65"/></text:span></text:p>
      <text:p text:style-name="P9"/>
      <text:p text:style-name="P3"><text:span text:style-name="T17"><text:s text:c="67"/></text:span><text:span text:style-name="T15">IL FUNZIONARIO <text:s text:c="2"/>A.S. </text:span></text:p>
      <text:p text:style-name="P7"><text:s text:c="70"/>dr.<text:span text:style-name="T20">ssa</text:span> Luisa Zugolaro</text:p>
      <text:p text:style-name="P6"><text:s text:c="70"/>(con Firma Digitale)</text:p>
      <text:p text:style-name="P8"><text:s/></text:p>
      <text:p text:style-name="P6"/>
      <text:p text:style-name="P12"/>
      <text:p text:style-name="P12"/>
      <text:p text:style-name="P12"/>
      <text:p text:style-name="P12"/>
      <text:p text:style-name="P13"><text:span text:style-name="T18">Eventuali difformità tra le destinazioni di P.I. redatte su base Catastale (Agenzia delle Entrate) <text:s/>e le <text:s/>zonizzazioni <text:s/>di <text:s/>P.I., redatte su rilievo reale dei luoghi, sono dovute al <text:s/>disallineamento cartografico tra le due banche dati</text:span><text:span text:style-name="T19">.</text:span></text:p>
      <text:p text:style-name="P14"/>
      <text:p text:style-name="P15">Imposta di bollo assolta in modo virtuale. Autorizzazione Agenzia delle Entrate Direzione Provinciale di Padova n. 32742/96/2T del 06/12/199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/>
    <style:font-face style:name="Symbol" svg:font-family="Symbol"/>
    <style:font-face style:name="Mangal" svg:font-family="Mangal" style:font-pitch="variable"/>
    <style:font-face style:name="OpenSymbol" svg:font-family="OpenSymbol, 'Arial Unicode MS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OpenSymbol" style:font-family-complex="OpenSymbol, 'Arial Unicode M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OpenSymbol" style:font-family-complex="OpenSymbol, 'Arial Unicode MS'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iga_20_d_27_intestazione" style:display-name="Riga d'intestazion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1" fo:font-family="OpenSymbol, 'Arial Unicode MS'" fo:font-size="12pt" fo:language="it" fo:country="IT" style:font-name-asian="Times New Roman" style:font-family-asian="'Times New Roman'" style:font-family-generic-asian="roman" style:font-pitch-asian="variable" style:font-size-asian="12pt" style:font-name-complex="OpenSymbol" style:font-family-complex="OpenSymbol, 'Arial Unicode MS'" style:font-pitch-complex="variable" style:font-size-complex="12pt"/>
    </style:style>
    <style:style style:name="WW8Num2z1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Carattere_20_predefinito_20_paragrafo" style:display-name="Carattere predefinito paragrafo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WW8Num2z1" style:num-suffix=".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"/>
      </text:list-level-style-bullet>
      <text:list-level-style-bullet text:level="3" text:style-name="WW8Num2z1" style:num-suffix=".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"/>
      </text:list-level-style-bullet>
      <text:list-level-style-bullet text:level="4" text:style-name="WW8Num2z1" style:num-suffix=".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"/>
      </text:list-level-style-bullet>
      <text:list-level-style-bullet text:level="5" text:style-name="WW8Num2z1" style:num-suffix=".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"/>
      </text:list-level-style-bullet>
      <text:list-level-style-bullet text:level="6" text:style-name="WW8Num2z1" style:num-suffix=".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"/>
      </text:list-level-style-bullet>
      <text:list-level-style-bullet text:level="7" text:style-name="WW8Num2z1" style:num-suffix=".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"/>
      </text:list-level-style-bullet>
      <text:list-level-style-bullet text:level="8" text:style-name="WW8Num2z1" style:num-suffix=".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"/>
      </text:list-level-style-bullet>
      <text:list-level-style-bullet text:level="9" text:style-name="WW8Num2z1" style:num-suffix=".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fo:font-size="7pt" style:font-size-asian="7pt" style:font-size-complex="7pt"/>
    </style:style>
    <style:style style:name="MP2" style:family="paragraph" style:parent-style-name="Foot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228cm" fo:margin-right="4.808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81cm" fo:margin-left="0cm" fo:margin-right="0cm" fo:margin-top="0.68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  <text:p text:style-name="MP1"/>
        <text:p text:style-name="MP1"/>
        <text:p text:style-name="MP1"><text:file-name text:display="full">D:\Documents\01_LAVORO\00-REPERTORI\99_ESRI\CDU_template.odt</text:file-n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0:32:00</meta:creation-date>
    <dc:date>2019-12-12T16:42:50.704000000</dc:date>
    <meta:print-date>2016-10-21T09:21:00</meta:print-date>
    <meta:editing-cycles>89</meta:editing-cycles>
    <meta:editing-duration>P24DT3H1M40S</meta:editing-duration>
    <meta:generator>LibreOffice/6.1.5.2$Windows_X86_64 LibreOffice_project/90f8dcf33c87b3705e78202e3df5142b201bd805</meta:generator>
    <dc:creator>Enrico Ferreguti</dc:creator>
    <meta:document-statistic meta:table-count="1" meta:image-count="0" meta:object-count="1" meta:page-count="2" meta:paragraph-count="24" meta:word-count="416" meta:character-count="2675" meta:non-whitespace-character-count="2037"/>
    <meta:user-defined meta:name="Catasto">{{ catasto }}</meta:user-defined>
    <meta:user-defined meta:name="Geometria">{{ geometria }}</meta:user-defined>
    <meta:user-defined meta:name="Numero_CDU">{{ cdu_id }}</meta:user-defined>
    <meta:user-defined meta:name="Protocollo data">{{ protocollo_data }}</meta:user-defined>
    <meta:user-defined meta:name="Protocollo numero" meta:value-type="string">{{ protocollo_numero }}</meta:user-defined>
  </office:meta>
</office:document-meta>
</file>